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Courier New"/>
    </style:style>
    <style:style style:name="P3" style:family="paragraph">
      <style:paragraph-properties fo:text-align="center"/>
      <style:text-properties style:font-name="Courier New"/>
    </style:style>
    <style:style style:name="T1" style:family="text">
      <style:text-properties style:font-name="Courier New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00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vertical-align="middle" draw:auto-grow-height="false" fo:min-height="0.5201in" fo:min-width="0.3465in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textarea-horizontal-align="justify" draw:textarea-vertical-align="middle" draw:auto-grow-height="false" fo:min-height="0in" fo:min-width="0in" style:run-through="foreground"/>
    </style:style>
    <style:style style:name="gr7" style:family="graphic">
      <style:graphic-properties draw:stroke="none" svg:stroke-color="#000000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line draw:style-name="gr2" draw:text-style-name="P1" svg:x1="0.6in" svg:y1="3.1551in" svg:x2="2.2445in" svg:y2="1.5106in"><text:p/></draw:line><draw:line draw:style-name="gr2" draw:text-style-name="P1" svg:x1="0.6in" svg:y1="1.5106in" svg:x2="2.2445in" svg:y2="3.1551in"><text:p/></draw:line><draw:g draw:style-name="gr3"><draw:custom-shape draw:style-name="gr4" draw:text-style-name="P1" svg:width="0.2594in" svg:height="0.7724in" draw:transform="rotate (0.785398163397448) translate (1.60625in 1.03402777777778in)"><text:p/><draw:enhanced-geometry draw:glue-point-type="segments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1" svg:width="0.298in" svg:height="0.7724in" draw:transform="rotate (-0.785398163397449) translate (2.67113407699038in 1.39722222222222in)"><text:p/><draw:enhanced-geometry draw:glue-point-type="segments" draw:mirror-horizontal="tru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" svg:width="0.128in" svg:height="0.128in" draw:transform="rotate (0.785398163397448) translate (2.15625in 1.4990048118985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1" svg:width="0.2776in" svg:height="0.8248in" draw:transform="skewX (-0.000872664625997186) rotate (0.785398163397448) translate (2.15in 2.64861111111111in)"><text:p/><draw:enhanced-geometry draw:glue-point-type="segments" draw:mirror-horizontal="true" draw:mirror-vertical="fals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1" svg:width="0.3177in" svg:height="0.8248in" draw:transform="skewX (0.000872664625997126) rotate (-0.785398163397448) translate (2.15138888888889in 3.03611111111111in)"><text:p/><draw:enhanced-geometry draw:glue-point-type="segments" draw:mirror-horizontal="false" draw:mirror-vertical="fals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" svg:width="0.137in" svg:height="0.137in" draw:transform="skewX (-0.00506145483078352) rotate (0.785398163397448) translate (2.14930555555556in 3.14444444444444in)"><text:p/>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</draw:custom-shape></draw:g><draw:g draw:style-name="gr3"><draw:custom-shape draw:style-name="gr4" draw:text-style-name="P1" svg:width="0.2594in" svg:height="0.7724in" draw:transform="rotate (0.785398163397448) translate (-0.0680555555555555in 2.69791666666667in)"><text:p/><draw:enhanced-geometry draw:glue-point-type="segments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1" svg:width="0.298in" svg:height="0.7724in" draw:transform="rotate (-0.785398163397449) translate (0.997222222222222in 3.06150481189851in)"><text:p/><draw:enhanced-geometry draw:glue-point-type="segments" draw:mirror-horizontal="tru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" svg:width="0.128in" svg:height="0.128in" draw:transform="rotate (0.785398163397448) translate (0.481944444444444in 3.1628937007874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4" draw:text-style-name="P1" svg:width="0.2776in" svg:height="0.8248in" draw:transform="skewX (-0.000872664625997186) rotate (0.785398163397448) translate (0.520138888888889in 1.02638888888889in)"><text:p/><draw:enhanced-geometry draw:glue-point-type="segments" draw:mirror-horizontal="true" draw:mirror-vertical="fals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" draw:text-style-name="P1" svg:width="0.3177in" svg:height="0.8248in" draw:transform="skewX (0.000872664625997126) rotate (-0.785398163397448) translate (0.521527777777778in 1.41428258967629in)"><text:p/><draw:enhanced-geometry draw:glue-point-type="segments" draw:mirror-horizontal="false" draw:mirror-vertical="false" draw:type="mso-spt100" draw:modifiers="-90 88.330184953323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" svg:width="0.137in" svg:height="0.137in" draw:transform="skewX (-0.00506145483078352) rotate (0.785398163397448) translate (0.519444444444444in 1.52261592300962in)"><text:p/>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</draw:custom-shape></draw:g><draw:custom-shape draw:style-name="gr6" draw:text-style-name="P1" svg:width="0.5512in" svg:height="0.5512in" svg:x="1.1508in" svg:y="2.0461in"><text:p/><draw:enhanced-geometry svg:viewBox="0 0 21600 21600" draw:type="rectangle" draw:enhanced-path="M 0 0 L 21600 0 21600 21600 0 21600 0 0 Z N"/></draw:custom-shape></draw:g><draw:frame text:anchor-type="paragraph" draw:z-index="1" draw:style-name="gr7" draw:text-style-name="P2" svg:width="1.5016in" svg:height="0.2862in" svg:x="0.8709in" svg:y="0.6862in"><draw:text-box><text:p><text:span text:style-name="T1">Kwadrokopter</text:span></text:p></draw:text-box></draw:frame><draw:custom-shape text:anchor-type="paragraph" draw:z-index="2" draw:style-name="gr8" draw:text-style-name="P3" svg:width="3.0906in" svg:height="0.7988in" svg:x="3.9193in" svg:y="1.9272in"><text:p text:style-name="P1"><text:span text:style-name="T1">Kontroler zdalnego sterowania</text:span></text:p><draw:enhanced-geometry svg:viewBox="0 0 21600 21600" draw:type="rectangle" draw:enhanced-path="M 0 0 L 21600 0 21600 21600 0 21600 0 0 Z N"/></draw:custom-shape><draw:line text:anchor-type="paragraph" draw:z-index="3" draw:style-name="gr9" draw:text-style-name="P1" svg:x1="1.7016in" svg:y1="2.3264in" svg:x2="3.9197in" svg:y2="2.3264in"><text:p/></draw:line><draw:custom-shape text:anchor-type="paragraph" draw:z-index="4" draw:style-name="gr8" draw:text-style-name="P3" svg:width="3.0906in" svg:height="0.7988in" svg:x="-0.0827in" svg:y="4.5575in"><text:p text:style-name="P1"><text:span text:style-name="T1">Aplikacja testowa</text:span></text:p><draw:enhanced-geometry svg:viewBox="0 0 21600 21600" draw:type="rectangle" draw:enhanced-path="M 0 0 L 21600 0 21600 21600 0 21600 0 0 Z N"/></draw:custom-shape><draw:frame text:anchor-type="paragraph" draw:z-index="5" draw:style-name="gr10" draw:text-style-name="P2" svg:width="1.1362in" svg:height="0.2657in" svg:x="2.8874in" svg:y="2.061in"><draw:text-box><text:p><text:span text:style-name="T1">Bluetooth</text:span></text:p></draw:text-box></draw:frame><draw:line text:anchor-type="paragraph" draw:z-index="6" draw:style-name="gr9" draw:text-style-name="P1" svg:x1="1.4098in" svg:y1="2.5965in" svg:x2="1.4098in" svg:y2="4.5575in"><text:p/></draw:line><draw:frame text:anchor-type="paragraph" draw:z-index="7" draw:style-name="gr10" draw:text-style-name="P2" svg:width="0.985in" svg:height="0.2657in" svg:x="0.4252in" svg:y="4.0689in"><draw:text-box><text:p><text:span text:style-name="T1">Bluetooth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23:01.907477000</meta:creation-date>
    <dc:date>2015-11-03T21:38:37.378902106</dc:date>
    <meta:editing-duration>PT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